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058b7" officeooo:paragraph-rsid="001058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project is to optimize the automatic pilot of sailboats. First the pilot must follow a path of navigation which can be found with Dijkstra's algorithm. The evolution of the sailboat in the sea has been simulated so as to show the weakness of PID regulators towards wind variations and waves. The behavior of the sailor has been modelized with a Petri net and compared with the the PID pilot. The new pilot has better performances as it uses strategies to avoid the sailboat speed to fall during fluct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4:42:06.411889843</meta:creation-date>
    <dc:date>2017-06-13T15:19:15.932828749</dc:date>
    <meta:editing-duration>PT26M59S</meta:editing-duration>
    <meta:editing-cycles>1</meta:editing-cycles>
    <meta:document-statistic meta:table-count="0" meta:image-count="0" meta:object-count="0" meta:page-count="1" meta:paragraph-count="1" meta:word-count="92" meta:character-count="528" meta:non-whitespace-character-count="437"/>
    <meta:generator>LibreOffice/5.2.7.2$Linux_X86_64 LibreOffice_project/20m0$Build-2</meta:generator>
  </office:meta>
</office:document-meta>
</file>